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scadia Mono" svg:font-family="'Cascadia Mono'"/>
    <style:font-face style:name="Times New Roman1" svg:font-family="'Times New Roman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language="sk" fo:country="SK"/>
    </style:style>
    <style:style style:name="P3" style:family="paragraph" style:parent-style-name="Standard" style:list-style-name="L1">
      <style:text-properties fo:color="#66ff00" fo:language="sk" fo:country="SK"/>
    </style:style>
    <style:style style:name="P4" style:family="paragraph" style:parent-style-name="Standard" style:list-style-name="L1">
      <style:paragraph-properties fo:background-color="transparent">
        <style:background-image/>
      </style:paragraph-properties>
      <style:text-properties fo:color="#000000" fo:language="sk" fo:country="SK"/>
    </style:style>
    <style:style style:name="P5" style:family="paragraph" style:parent-style-name="Standard" style:list-style-name="L1">
      <style:paragraph-properties fo:background-color="transparent">
        <style:background-image/>
      </style:paragraph-properties>
    </style:style>
    <style:style style:name="T1" style:family="text">
      <style:text-properties fo:color="#000000" style:font-name="Cascadia Mono" fo:font-size="9.5pt" style:font-name-asian="Cascadia Mono" style:font-size-asian="9.5pt" style:font-name-complex="Cascadia Mono" style:font-size-complex="9.5pt"/>
    </style:style>
    <style:style style:name="T2" style:family="text">
      <style:text-properties fo:color="#0000ff" style:font-name="Cascadia Mono" fo:font-size="9.5pt" style:font-name-asian="Cascadia Mono" style:font-size-asian="9.5pt" style:font-name-complex="Cascadia Mono" style:font-size-complex="9.5pt"/>
    </style:style>
    <style:style style:name="T3" style:family="text">
      <style:text-properties fo:color="#a31515" style:font-name="Cascadia Mono" fo:font-size="9.5pt" style:font-name-asian="Cascadia Mono" style:font-size-asian="9.5pt" style:font-name-complex="Cascadia Mono" style:font-size-complex="9.5pt"/>
    </style:style>
    <style:style style:name="T4" style:family="text">
      <style:text-properties fo:color="#ff0000" style:font-name="Cascadia Mono" fo:font-size="9.5pt" style:font-name-asian="Cascadia Mono" style:font-size-asian="9.5pt" style:font-name-complex="Cascadia Mono" style:font-size-complex="9.5pt"/>
    </style:style>
    <style:style style:name="T5" style:family="text">
      <style:text-properties fo:language="sk" fo:country="SK"/>
    </style:style>
    <style:style style:name="T6" style:family="text">
      <style:text-properties fo:font-variant="normal" fo:text-transform="none" fo:color="#000000" style:text-line-through-style="none" style:font-name="Times New Roman1" fo:font-size="12pt" fo:language="sk" fo:country="SK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style:text-line-through-style="none" style:font-name="Times New Roman1" fo:font-size="12pt" fo:font-style="normal" style:text-underline-style="none" fo:font-weight="bold" style:text-blinking="false" fo:background-color="transparent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189579716351667806" text:style-name="L1">
        <text:list-item>
          <text:p text:style-name="P2">Notifikácie nie sú vyriešené.</text:p>
        </text:list-item>
        <text:list-item>
          <text:p text:style-name="P1"><text:span text:style-name="T5">Filter na popis položky je ťažko viditeľný a veľmi malé písmená. Stačí upraviť v súbore PreviewPage.xaml na </text:span><text:span text:style-name="T1"><text:tab/><text:tab/></text:span><text:span text:style-name="T2">&lt;</text:span><text:span text:style-name="T3">RefreshView</text:span><text:span text:style-name="T4"> Margin</text:span><text:span text:style-name="T2">="0,230,0,0"</text:span><text:span text:style-name="T1"> </text:span><text:span text:style-name="T4"><text:s/>x</text:span><text:span text:style-name="T2">:</text:span><text:span text:style-name="T4">DataType</text:span><text:span text:style-name="T2">="local:PreviewPageViewModel"</text:span><text:span text:style-name="T4"> Command</text:span><text:span text:style-name="T2">="{</text:span><text:span text:style-name="T3">Binding</text:span><text:span text:style-name="T4"> LoadItemsCommand</text:span><text:span text:style-name="T2">}"</text:span><text:span text:style-name="T4"> IsRefreshing</text:span><text:span text:style-name="T2">="{</text:span><text:span text:style-name="T3">Binding</text:span><text:span text:style-name="T4"> IsBusy</text:span><text:span text:style-name="T2">,</text:span><text:span text:style-name="T4"> Mode</text:span><text:span text:style-name="T2">=TwoWay}"&gt;</text:span></text:p>
        </text:list-item>
        <text:list-item>
          <text:p text:style-name="P3">Pri výbere pomocou TAG-u, teda hlavná stránka tlačidlo VYBER, potom tlačidlo TAG je umožnené akože vymazať ľubovoľný TAG aj keď nie je v databáze. Tlačidlo VYBER je oranžové, malo by sa zmeniť na zelené iba pri TAG-u z databázy.</text:p>
        </text:list-item>
        <text:list-item>
          <text:p text:style-name="P3">Pri výbere pomocou TAG-u z prehľadu to funguje takto. Ak sa pri prvom pokuse trafím na správny TAG, je všetko v poriadku, tlačidlo VYBER je zelené a môžem vybrať. Ak sa netrafím, tak tlačidlo VYBER sa zobrazí svetlo modro a nemôžem vyberať. Ak na druhý pokus priložím správny TAG tak sa tlačidlo VYBER zobrazí oranžové, ale vyberať môžem. Ak znova priložím správny TAG, tak sa zobrazí tlačidlo VYBER správne zelené a môžem vyberať</text:p>
        </text:list-item>
        <text:list-item>
          <text:p text:style-name="P3">Pri EAN je to to isté ako TAG</text:p>
        </text:list-item>
        <text:list-item>
          <text:p text:style-name="P3">Pri manuálnom výbere z prehľadu, teda keď je položka manuálne vložená sa zobrazia všetko položky z databázy, mala by sa iba jedna, vybraná.</text:p>
        </text:list-item>
        <text:list-item>
          <text:p text:style-name="P4"><text:span text:style-name="T7">Pri VYBER a TAG aj EAN, tak pri načítaní TAG-u zobrazovať tieto informácie z databázy – Kategória, Popis, Dátum expirácie a Poznámka</text:span></text:p>
        </text:list-item>
        <text:list-item>
          <text:p text:style-name="P4"><text:span text:style-name="T7">Pri VYBER a TAG aj EAN, ak nie je v databáze, tak zobrazovať zosnímaný ID alebo EAN a na písať text, že sa nepoužíva</text:span></text:p>
        </text:list-item>
        <text:list-item>
          <text:p text:style-name="P4"><text:span text:style-name="T7">Pr pri hľadaní cez prehľad dať popis hľadanej položky zobrazovať to isté ako v bode 7 a aj pri nájdenej položke</text:span></text:p>
        </text:list-item>
        <text:list-item>
          <text:p text:style-name="P4"><text:span text:style-name="T7">Ak sa nedá zmazať pozícia, kategória, zariadenie lebo sa používa v databáze tak užívateľovi oznámiť, že sa zmazať nedá, lebo sa používa</text:span></text:p>
        </text:list-item>
        <text:list-item>
          <text:p text:style-name="P4"><text:span text:style-name="T7">Rozlišovať expirácia dátum a dni. Tam kde sa používajú dni, tak text expirácia (dni), tam kde dátum tak len expirácia</text:span></text:p>
        </text:list-item>
        <text:list-item>
          <text:p text:style-name="P4"><text:span text:style-name="T7">Funkčné tlačítka aby boli vždy viditeľné, tak ako logo chytrá mraznička je vždy viditeľné</text:span></text:p>
        </text:list-item>
        <text:list-item>
          <text:p text:style-name="P4"><text:span text:style-name="T7">Urobiť hlavnú obrazovku pre vloženie, všetko na jednej obrazovke s tým, že sa vždy používa posledne použité. Takže odstrániť tlačidlá TAG, EAN, Manuál a dať iba jedno tlačidlo vložiť. Po stlačení tlačidla zobraziť obrazovku s tromi tlačidlami TAG, EAN, Manuál. Po výbere zobraziť príslušné obrazovky pre TAG a EAN. Ak so zosníma TAG alebo EAN tak dať oznam, že zápis prebehol úspešne aj s dátami zápisu.</text:span></text:p>
        </text:list-item>
        <text:list-item>
          <text:p text:style-name="P4"><text:span text:style-name="T7">Urobiť pekné dialógy pre </text:span><text:span text:style-name="T8">oznam</text:span><text:span text:style-name="T7">, jeden button OK, </text:span><text:span text:style-name="T8">otázku</text:span><text:span text:style-name="T7">, dva buttony <text:s/>Ano – Nie, a tri buttony Ano-Nie-Zruš</text:span></text:p>
        </text:list-item>
        <text:list-item>
          <text:p text:style-name="P4"><text:span text:style-name="T7">Pri výberoch alebo ak vloženiach v dialógoch zobrazovať detailne čo vkladám alebo vyberám</text:span></text:p>
        </text:list-item>
        <text:list-item>
          <text:p text:style-name="P4"><text:span text:style-name="T7">Zmeniť obrazovku detailnejšieho popisu aby to bolo prehľadnejšie</text:span></text:p>
        </text:list-item>
        <text:list-item>
          <text:p text:style-name="P5"><text:span text:style-name="T6">Pri vkladaní a editácii pozície, kategórie a zariadenia pridať button pridať, nechať v toolbar ADD</text:span></text:p>
        </text:list-item>
        <text:list-item>
          <text:p text:style-name="P4"><text:span text:style-name="T7">Pri zobrazení kategórie zobraziť aj ich ikony.</text:span></text:p>
        </text:list-item>
        <text:list-item>
          <text:p text:style-name="P4"><text:span text:style-name="T7">Riešiť viacjazyčnosť, ale aj texty v default databáze, teda kategória, pozícia a zariadeni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scadia Mono" svg:font-family="'Cascadia Mono'"/>
    <style:font-face style:name="Times New Roman1" svg:font-family="'Times New Roman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Martinko</meta:initial-creator>
    <meta:creation-date>2022-05-31T12:32:18.24</meta:creation-date>
    <dc:date>2022-06-08T10:07:55.11</dc:date>
    <dc:creator>Daniel Martinko</dc:creator>
    <meta:editing-duration>PT4H39M54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1" meta:paragraph-count="19" meta:word-count="454" meta:character-count="2767"/>
  </office:meta>
</office:document-meta>
</file>